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style:font-name="Georgia" fo:font-size="16pt" fo:font-weight="bold" style:font-size-asian="16pt" style:font-weight-asian="bold" style:font-name-complex="Georgia" style:font-size-complex="16pt"/>
    </style:style>
    <style:style style:name="P2" style:family="paragraph" style:parent-style-name="Standard">
      <style:text-properties fo:color="#000080" style:font-name="Georgia" fo:font-size="14pt" style:font-size-asian="14pt" style:font-name-complex="Georgia" style:font-size-complex="14pt"/>
    </style:style>
    <style:style style:name="P3" style:family="paragraph" style:parent-style-name="Standard" style:list-style-name="WW8Num2">
      <style:text-properties fo:color="#000080" style:font-name="Georgia" fo:font-size="14pt" style:font-size-asian="14pt" style:font-name-complex="Georgia" style:font-size-complex="14pt"/>
    </style:style>
    <style:style style:name="P4" style:family="paragraph" style:parent-style-name="Standard">
      <style:text-properties fo:color="#000080" style:font-name="Georgia" fo:font-size="14pt" fo:language="none" fo:country="none" style:font-size-asian="14pt" style:language-asian="none" style:country-asian="none" style:font-name-complex="Georgia" style:font-size-complex="14pt"/>
    </style:style>
    <style:style style:name="P5" style:family="paragraph" style:parent-style-name="Standard">
      <style:paragraph-properties fo:margin-left="0.25in" fo:margin-right="0in" fo:text-indent="0in" style:auto-text-indent="false"/>
      <style:text-properties fo:color="#000080" style:font-name="Georgia" fo:font-size="14pt" style:font-size-asian="14pt" style:font-name-complex="Georgia" style:font-size-complex="14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color="#000080" style:font-name="Georgia" fo:font-size="16pt" fo:font-weight="bold" style:font-size-asian="16pt" style:font-weight-asian="bold" style:font-name-complex="Georgia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-asian="Georgi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ST 2</text:p>
      <text:p text:style-name="P1"/>
      <text:p text:style-name="P1"/>
      <text:list xml:id="list3424982743" text:style-name="WW8Num2">
        <text:list-item>
          <text:p text:style-name="P3">Calculeaza :</text:p>
        </text:list-item>
      </text:list>
      <text:p text:style-name="P5"><text:span text:style-name="T2"><text:s text:c="4"/></text:span>2000 x 0 + 2001 x 1 + 0 : 2002 + 2003 = <text:s text:c="25"/>10 p</text:p>
      <text:p text:style-name="P2"/>
      <text:list xml:id="list204146605035886" text:continue-numbering="true" text:style-name="WW8Num2">
        <text:list-item>
          <text:p text:style-name="P3">Verifica daca au loc egalitatile :</text:p>
        </text:list-item>
      </text:list>
      <text:p text:style-name="P5">a) <text:s text:c="5"/>4 x 3 + (7 – 4 ) = 4 x (3 + 7) – 4 <text:s text:c="37"/>10 p</text:p>
      <text:p text:style-name="P5">b) <text:s text:c="8"/>12 : 6 + 8 – 3 = (12 : 6) + (8 – 3) <text:s text:c="32"/>10 p</text:p>
      <text:p text:style-name="P5"/>
      <text:list xml:id="list204145711398153" text:continue-numbering="true" text:style-name="WW8Num2">
        <text:list-item>
          <text:p text:style-name="P3">Diferenta a <text:s/>doua numere este 35 si ea intrece cu 14 treimea numarului mic. Afla numerele. <text:s text:c="43"/>20 p </text:p>
        </text:list-item>
      </text:list>
      <text:p text:style-name="P5"/>
      <text:list xml:id="list204145550702893" text:continue-numbering="true" text:style-name="WW8Num2">
        <text:list-item>
          <text:p text:style-name="P3">Daca ai 10 cutii, poti pune in ele 45 de betisoare astfel incat sa nu ai doua cutii cu acelasi numar de betisoare? Justifica. <text:s text:c="2"/>10p</text:p>
        </text:list-item>
      </text:list>
      <text:p text:style-name="P2"/>
      <text:p text:style-name="P5"/>
      <text:p text:style-name="P2">10p oficiu</text:p>
      <text:p text:style-name="P2">Timp de lucru : 2 ore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1</dc:title>
    <meta:initial-creator>m</meta:initial-creator>
    <meta:creation-date>2009-03-22T10:49:00</meta:creation-date>
    <dc:date>2019-06-28T20:41:44.561822952</dc:date>
    <meta:print-date>2006-11-29T20:04:00</meta:print-date>
    <meta:editing-cycles>3</meta:editing-cycles>
    <meta:editing-duration>PT28S</meta:editing-duration>
    <meta:document-statistic meta:table-count="0" meta:image-count="0" meta:object-count="0" meta:page-count="1" meta:paragraph-count="10" meta:word-count="114" meta:character-count="601" meta:non-whitespace-character-count="339"/>
    <meta:generator>LibreOffice/6.0.6.2$Linux_X86_64 LibreOffice_project/00m0$Build-2</meta:generator>
  </office:meta>
</office:document-meta>
</file>